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ny Kovanen</text:p>
      <text:p text:style-name="P2">Johdatus tekoälyyn, viikko 2</text:p>
      <text:p text:style-name="P2"/>
      <text:p text:style-name="P2">1.</text:p>
      <text:list xml:id="list2163475426" text:style-name="L1">
        <text:list-header>
          <text:p text:style-name="P4">a) P(“kaksi pataa”) = P(“pata”) * P(“pata”) = 1/4 * 1/4 = 1/16</text:p>
          <text:p text:style-name="P4">b) P(“samaa maata”) = P(“pata”) * P(“pata”) + P(“hertta”) * P(“hertta”) + P(“ruutu”) * P(“ruutu”) + P(“risti”) * P(“risti”) = 1/4 * 1/4 + 1/4 * 1/4 + 1/4 * 1/4 + 1/4 * 1/4 = (1/4 * 1/4) * 4 = 1/4</text:p>
          <text:p text:style-name="P4">c) P(“kaksi samaa numeroa tai kuvaa”) = 1 – P(“eri numerot tai kuvat”) <text:s/>= 1 – ((1/13 * 12/13) * 13) = 1 – 12/13 = 1/13 </text:p>
          <text:p text:style-name="P4">d) </text:p>
        </text:list-header>
      </text:list>
      <text:p text:style-name="P2"/>
      <text:p text:style-name="P2">2. a) Pelipuu ja min-max arvot tiedostossa pelipuu.pdf.</text:p>
      <text:p text:style-name="P2"><text:s text:c="4"/>b) Pelipuu ja min-max arvot tiedostossa pelipuu.pdf. Jos X laittaa ruksin keskelle, niin se luo itselleen 2 mahdollista voittotilannetta, ja nolla voi estää niistä vain toisen. Kuitenkin jos X laittaa kumpaan tahansa muuhun vapaaseen ruutuun ruksin, se tulee häviämään jos nolla pelaa täydellisen pelin. X:lle optimaaliset siirrot ovat siis X keskelle, ja nollan siirrosta riippuen X joko alas keskelle, tai oikeaan yläkulmaan. </text:p>
      <text:p text:style-name="P2"><text:s text:c="5"/>c) Alpha-beta karsinta esitettynä tiedostossa abkarsinta.swf ja abkarsinta.pdf. Karsitaan xx ja järjestys vaikuttaa siten, että ...</text:p>
      <text:p text:style-name="P2"/>
      <text:p text:style-name="P2">3. Lähdekoodi löytyy kansiosta abkarsinta</text:p>
      <text:p text:style-name="P2">4. Lähdekoodi löytyy kansiosta reittiopas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Kovanen</meta:initial-creator>
    <meta:creation-date>2012-09-16T13:48:09</meta:creation-date>
    <dc:date>2012-09-16T15:22:32</dc:date>
    <dc:creator>Tony Kovanen</dc:creator>
    <meta:editing-duration>PT1H32M8S</meta:editing-duration>
    <meta:editing-cycles>41</meta:editing-cycles>
    <meta:generator>LibreOffice/3.4$Unix LibreOffice_project/340m1$Build-302</meta:generator>
    <meta:document-statistic meta:table-count="0" meta:image-count="0" meta:object-count="0" meta:page-count="1" meta:paragraph-count="12" meta:word-count="187" meta:character-count="1127" meta:non-whitespace-character-count="939"/>
  </office:meta>
</office:document-meta>
</file>